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6" style:family="paragraph" style:parent-style-name="Standard">
      <style:text-properties style:font-name="Times New Roman" officeooo:paragraph-rsid="0007c63c"/>
    </style:style>
    <style:style style:name="P17" style:family="paragraph" style:parent-style-name="Standard">
      <style:text-properties style:font-name="Times New Roman" officeooo:rsid="0007c63c" officeooo:paragraph-rsid="0007c63c"/>
    </style:style>
    <style:style style:name="P18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19" style:family="paragraph" style:parent-style-name="Standard">
      <style:text-properties style:font-name="Times New Roman" officeooo:rsid="00069e23" officeooo:paragraph-rsid="00069e23"/>
    </style:style>
    <style:style style:name="P20" style:family="paragraph" style:parent-style-name="Standard">
      <style:text-properties style:font-name="Times New Roman" officeooo:rsid="00069e23" officeooo:paragraph-rsid="0007c63c"/>
    </style:style>
    <style:style style:name="P21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style:font-name="Tibetan Machine Uni" officeooo:rsid="0007c63c"/>
    </style:style>
    <style:style style:name="T6" style:family="text">
      <style:text-properties style:font-name="Tibetan Machine Uni" officeooo:rsid="00069e23"/>
    </style:style>
    <style:style style:name="T7" style:family="text">
      <style:text-properties style:font-name="Tibetan Machine Uni" fo:font-weight="bold" officeooo:rsid="0007c63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c63c" style:font-weight-asian="normal" style:font-weight-complex="normal"/>
    </style:style>
    <style:style style:name="T10" style:family="text">
      <style:text-properties officeooo:rsid="000ba88b"/>
    </style:style>
    <style:style style:name="T11" style:family="text">
      <style:text-properties officeooo:rsid="00069e23"/>
    </style:style>
    <style:style style:name="T12" style:family="text">
      <style:text-properties officeooo:rsid="001156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1"/>
      <text:p text:style-name="P1"/>
      <text:p text:style-name="P7">BufferedReader</text:p>
      <text:p text:style-name="P8"/>
      <text:p text:style-name="P16"><text:span text:style-name="T11">Para leer archivos más rápido </text:span><text:span text:style-name="T4">se utiliza un Búffer.</text:span></text:p>
      <text:p text:style-name="P17"/>
      <text:p text:style-name="P16"><text:span text:style-name="T4">Su </text:span><text:span text:style-name="T3">constructor</text:span><text:span text:style-name="T4"> recibe por parámetro un objeto FileReader.</text:span></text:p>
      <text:p text:style-name="P18"><text:tab/><text:tab/></text:p>
      <text:p text:style-name="P18"><text:tab/><text:tab/>BufferedReader (FileReader nombre).</text:p>
      <text:p text:style-name="P19"/>
      <text:p text:style-name="P19"/>
      <text:p text:style-name="P10">Métodos <text:span text:style-name="T4">más importantes </text:span>de BufferedReader.</text:p>
      <text:p text:style-name="P19"/>
      <text:p text:style-name="P20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19"/>
      <text:p text:style-name="P19"><text:span text:style-name="T2">String readLine() </text:span><text:span text:style-name="T8">→ </text:span><text:span text:style-name="T9">Lee el fichero línea a línea. Devuelve cada línea en un String. Cuando ya no hay más líneas en el fichero, devuelve null.</text:span></text:p>
      <text:p text:style-name="P19"/>
      <text:p text:style-name="P9">void close() <text:span text:style-name="T8">→ cierra el búffer.</text:span></text:p>
      <text:p text:style-name="P21"/>
      <text:p text:style-name="P21"/>
      <text:p text:style-name="P11">Tokens</text:p>
      <text:p text:style-name="P11"/>
      <text:p text:style-name="P22">Sirve para utilizar Scanner junto a un Búffer <text:span text:style-name="T10">o un FileReader</text:span> para tratar los datos de un archivo.</text:p>
      <text:p text:style-name="P22"/>
      <text:p text:style-name="P23">Cada token está separado por un <text:span text:style-name="T2">carácter blanco</text:span> (espacio, tabulador, salto de línea, etc.)</text:p>
      <text:p text:style-name="P23"/>
      <text:p text:style-name="P22">Ver ejemplo en Tokens/Ejercicio<text:span text:style-name="T10">2</text:span></text:p>
      <text:p text:style-name="P22"/>
      <text:p text:style-name="P12"/>
      <text:p text:style-name="P12">Métodos para tratar con tokens</text:p>
      <text:p text:style-name="P13">boolean sc.hasNextInt()</text:p>
      <text:p text:style-name="P13">boolean sc.hasNextDouble() … <text:span text:style-name="T8">→ comprueba si el siguiente token es del tipo <text:tab/><text:tab/><text:tab/><text:tab/><text:tab/> <text:s/>indicado.</text:span></text:p>
      <text:p text:style-name="P23"><text:tab/><text:tab/><text:tab/><text:tab/><text:tab/> <text:s/>Esto es útil para ponerlo dentro de un if.</text:p>
      <text:p text:style-name="P23"><text:tab/><text:tab/><text:tab/><text:tab/><text:tab/> <text:s/>(Si el siguiente token es de tipo entero, <text:tab/><text:tab/><text:tab/><text:tab/><text:tab/><text:tab/> <text:s/>súmalo en el sumatorio, por ejemplo).</text:p>
      <text:p text:style-name="P23"/>
      <text:p text:style-name="P23"/>
      <text:p text:style-name="P14"/>
      <text:p text:style-name="P14">FileWriter</text:p>
      <text:p text:style-name="P14"/>
      <text:p text:style-name="P24">Tiene <text:span text:style-name="T2">dos constructores.</text:span></text:p>
      <text:p text:style-name="P15"/>
      <text:p text:style-name="P24"><text:span text:style-name="T2"><text:tab/></text:span>FileWriter(String nombreArchivo) → Si no existe el archivo, lo crea <text:span text:style-name="T12">de 0.</text:span></text:p>
      <text:p text:style-name="P24"/>
      <text:p text:style-name="P24"><text:tab/>FileWriter(String nombreArchivo, boolean append) → Si existe el archivo, añade al final <text:span text:style-name="T12">del <text:tab/>mismo lo que vayamos a escribir.</text:span></text:p>
      <text:p text:style-name="P24"/>
      <text:p text:style-name="P25"/>
      <text:p text:style-name="P25"/>
      <text:p text:style-name="P24"/>
      <text:p text:style-name="P24"/>
      <text:p text:style-name="P14"><text:soft-page-break/>BufferedWriter</text:p>
      <text:p text:style-name="P15">Métodos más importantes.</text:p>
      <text:p text:style-name="P15"/>
      <text:p text:style-name="P24"><text:span text:style-name="T2">void write (int carácter) </text:span>→ Escribe el carácter correspondiente al número del carácter en Unicode.</text:p>
      <text:p text:style-name="P24"/>
      <text:p text:style-name="P24"><text:span text:style-name="T2">void write (String cad) </text:span>→<text:tab/>Escribe la cadena.</text:p>
      <text:p text:style-name="P24"/>
      <text:p text:style-name="P24"><text:span text:style-name="T2">void newLine() </text:span>→<text:tab/><text:tab/>Escribe un salto de línea.</text:p>
      <text:p text:style-name="P24"/>
      <text:p text:style-name="P24"><text:span text:style-name="T2">void flush() </text:span>→ <text:tab/><text:tab/>Vacía el búffer.</text:p>
      <text:p text:style-name="P24"/>
      <text:p text:style-name="P24"><text:span text:style-name="T2">void close()<text:tab/></text:span>→ <text:tab/><text:tab/>Vacía el búffer y después lo cier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8:11.859000000</meta:creation-date>
    <meta:editing-duration>PT1M49S</meta:editing-duration>
    <meta:editing-cycles>2</meta:editing-cycles>
    <meta:generator>LibreOffice/7.6.0.3$Windows_X86_64 LibreOffice_project/69edd8b8ebc41d00b4de3915dc82f8f0fc3b6265</meta:generator>
    <dc:date>2024-04-23T10:49:52.968000000</dc:date>
    <meta:document-statistic meta:table-count="0" meta:image-count="0" meta:object-count="0" meta:page-count="3" meta:paragraph-count="40" meta:word-count="354" meta:character-count="2233" meta:non-whitespace-character-count="1873"/>
  </office:meta>
</office:document-meta>
</file>